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4.51cm" svg:y="27.252cm">
            <draw:object draw:notify-on-update-of-ranges="Φύλλο1.A2:Φύλλο1.A31 Φύλλο1.B1:Φύλλο1.B1 Φύλλο1.B2:Φύλλο1.B31 Φύλλο1.A2:Φύλλο1.A31 Φύλλο1.C1:Φύλλο1.C1 Φύλλο1.C2:Φύλλο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tilde</text:p>
          </table:table-cell>
          <table:table-cell office:value-type="string" calcext:value-type="string">
            <text:p>SYMMETRIC</text:p>
          </table:table-cell>
          <table:table-cell office:value-type="string" calcext:value-type="string">
            <text:p>ANTISYMMETRIC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913" calcext:value-type="float">
            <text:p>0,913</text:p>
          </table:table-cell>
          <table:table-cell office:value-type="float" office:value="0.9878" calcext:value-type="float">
            <text:p>0,987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918" calcext:value-type="float">
            <text:p>0,918</text:p>
          </table:table-cell>
          <table:table-cell office:value-type="float" office:value="0.9852" calcext:value-type="float">
            <text:p>0,9852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922" calcext:value-type="float">
            <text:p>0,922</text:p>
          </table:table-cell>
          <table:table-cell office:value-type="float" office:value="0.9828" calcext:value-type="float">
            <text:p>0,9828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926" calcext:value-type="float">
            <text:p>0,926</text:p>
          </table:table-cell>
          <table:table-cell office:value-type="float" office:value="0.9806" calcext:value-type="float">
            <text:p>0,980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85" calcext:value-type="float">
            <text:p>0,978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766" calcext:value-type="float">
            <text:p>0,9766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748" calcext:value-type="float">
            <text:p>0,974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937" calcext:value-type="float">
            <text:p>0,937</text:p>
          </table:table-cell>
          <table:table-cell office:value-type="float" office:value="0.9732" calcext:value-type="float">
            <text:p>0,9732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939" calcext:value-type="float">
            <text:p>0,939</text:p>
          </table:table-cell>
          <table:table-cell office:value-type="float" office:value="0.9718" calcext:value-type="float">
            <text:p>0,97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1" calcext:value-type="float">
            <text:p>0,941</text:p>
          </table:table-cell>
          <table:table-cell office:value-type="float" office:value="0.9704" calcext:value-type="float">
            <text:p>0,970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942" calcext:value-type="float">
            <text:p>0,942</text:p>
          </table:table-cell>
          <table:table-cell office:value-type="float" office:value="0.9692" calcext:value-type="float">
            <text:p>0,9692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944" calcext:value-type="float">
            <text:p>0,944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945" calcext:value-type="float">
            <text:p>0,945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946" calcext:value-type="float">
            <text:p>0,946</text:p>
          </table:table-cell>
          <table:table-cell office:value-type="float" office:value="0.966" calcext:value-type="float">
            <text:p>0,96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47" calcext:value-type="float">
            <text:p>0,947</text:p>
          </table:table-cell>
          <table:table-cell office:value-type="float" office:value="0.9652" calcext:value-type="float">
            <text:p>0,96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948" calcext:value-type="float">
            <text:p>0,948</text:p>
          </table:table-cell>
          <table:table-cell office:value-type="float" office:value="0.9644" calcext:value-type="float">
            <text:p>0,9644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636" calcext:value-type="float">
            <text:p>0,963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9497" calcext:value-type="float">
            <text:p>0,9497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503" calcext:value-type="float">
            <text:p>0,9503</text:p>
          </table:table-cell>
          <table:table-cell office:value-type="float" office:value="0.9624" calcext:value-type="float">
            <text:p>0,9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9" calcext:value-type="float">
            <text:p>0,9509</text:p>
          </table:table-cell>
          <table:table-cell office:value-type="float" office:value="0.9618" calcext:value-type="float">
            <text:p>0,9618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9515" calcext:value-type="float">
            <text:p>0,9515</text:p>
          </table:table-cell>
          <table:table-cell office:value-type="float" office:value="0.9614" calcext:value-type="float">
            <text:p>0,9614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609" calcext:value-type="float">
            <text:p>0,960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9524" calcext:value-type="float">
            <text:p>0,9524</text:p>
          </table:table-cell>
          <table:table-cell office:value-type="float" office:value="0.9605" calcext:value-type="float">
            <text:p>0,9605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9528" calcext:value-type="float">
            <text:p>0,9528</text:p>
          </table:table-cell>
          <table:table-cell office:value-type="float" office:value="0.9601" calcext:value-type="float">
            <text:p>0,960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9532" calcext:value-type="float">
            <text:p>0,9532</text:p>
          </table:table-cell>
          <table:table-cell office:value-type="float" office:value="0.9598" calcext:value-type="float">
            <text:p>0,9598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9535" calcext:value-type="float">
            <text:p>0,9535</text:p>
          </table:table-cell>
          <table:table-cell office:value-type="float" office:value="0.9595" calcext:value-type="float">
            <text:p>0,9595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9538" calcext:value-type="float">
            <text:p>0,9538</text:p>
          </table:table-cell>
          <table:table-cell office:value-type="float" office:value="0.9592" calcext:value-type="float">
            <text:p>0,9592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95407" calcext:value-type="float">
            <text:p>0,95407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9543" calcext:value-type="float">
            <text:p>0,9543</text:p>
          </table:table-cell>
          <table:table-cell office:value-type="float" office:value="0.9587" calcext:value-type="float">
            <text:p>0,9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45" calcext:value-type="float">
            <text:p>0,9545</text:p>
          </table:table-cell>
          <table:table-cell office:value-type="float" office:value="0.9585" calcext:value-type="float">
            <text:p>0,9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9:15:14.23877063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1:45:11.753730870</meta:creation-date>
    <dc:date>2023-11-06T19:23:25.704342914</dc:date>
    <meta:editing-duration>PT31M24S</meta:editing-duration>
    <meta:editing-cycles>10</meta:editing-cycles>
    <meta:generator>LibreOffice/7.5.8.1$Linux_X86_64 LibreOffice_project/50$Build-1</meta:generator>
    <meta:document-statistic meta:table-count="1" meta:cell-count="9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fo:language="en" fo:country="US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ans:subs=1'" style:font-style-name="Κανονικά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family="'Liberation Sans:subs=1'" style:font-style-name="Κανονικά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41cm" svg:y="3.963cm" style:legend-expansion="high" chart:style-name="ch2"/>
        <chart:plot-area chart:style-name="ch3" table:cell-range-address="Φύλλο1.A2:Φύλλο1.C31 Φύλλο1.B1:Φύλλο1.C1" chart:data-source-has-labels="row" svg:x="1.306cm" svg:y="0.18cm" svg:width="10.815cm" svg:height="7.684cm">
          <chart:coordinate-region svg:x="1.398cm" svg:y="0.18cm" svg:width="10.488cm" svg:height="7.048cm"/>
          <chart:axis chart:dimension="x" chart:name="primary-x" chart:style-name="ch4">
            <chart:title svg:x="6.331cm" svg:y="8.045cm" chart:style-name="ch5">
              <text:p>q||*d</text:p>
            </chart:title>
          </chart:axis>
          <chart:axis chart:dimension="y" chart:name="primary-y" chart:style-name="ch6">
            <chart:title svg:x="0.42cm" svg:y="4.47cm" chart:style-name="ch7">
              <text:p>ω/ωτ2</text:p>
            </chart:title>
            <chart:grid chart:style-name="ch8" chart:class="major"/>
          </chart:axis>
          <chart:series chart:style-name="ch9" chart:values-cell-range-address="Φύλλο1.B2:Φύλλο1.B31" chart:label-cell-address="Φύλλο1.B1:Φύλλο1.B1" chart:class="chart:scatter">
            <chart:domain table:cell-range-address="Φύλλο1.A2:Φύλλο1.A31"/>
            <chart:data-point chart:repeated="30"/>
          </chart:series>
          <chart:series chart:style-name="ch10" chart:values-cell-range-address="Φύλλο1.C2:Φύλλο1.C31" chart:label-cell-address="Φύλλο1.C1:Φύλλο1.C1" chart:class="chart:scatte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A</text:p>
              </table:table-cell>
              <table:table-cell office:value-type="string">
                <text:p>SYMMETRIC</text:p>
                <draw:g>
                  <svg:desc>Φύλλο1.B1:Φύλλο1.B1</svg:desc>
                </draw:g>
              </table:table-cell>
              <table:table-cell office:value-type="string">
                <text:p>ANTISYMMETRIC</text:p>
                <draw:g>
                  <svg:desc>Φύλλο1.C1:Φύλλο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Φύλλο1.A2:Φύλλο1.A31</svg:desc>
                </draw:g>
              </table:table-cell>
              <table:table-cell office:value-type="float" office:value="0.913">
                <text:p>0.913</text:p>
                <draw:g>
                  <svg:desc>Φύλλο1.B2:Φύλλο1.B31</svg:desc>
                </draw:g>
              </table:table-cell>
              <table:table-cell office:value-type="float" office:value="0.9878">
                <text:p>0.9878</text:p>
                <draw:g>
                  <svg:desc>Φύλλο1.C2:Φύλλο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18">
                <text:p>0.918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922">
                <text:p>0.922</text:p>
              </table:table-cell>
              <table:table-cell office:value-type="float" office:value="0.9828">
                <text:p>0.9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926">
                <text:p>0.926</text:p>
              </table:table-cell>
              <table:table-cell office:value-type="float" office:value="0.9806">
                <text:p>0.9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929">
                <text:p>0.929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932">
                <text:p>0.932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935">
                <text:p>0.935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937">
                <text:p>0.937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39">
                <text:p>0.939</text:p>
              </table:table-cell>
              <table:table-cell office:value-type="float" office:value="0.9718">
                <text:p>0.9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41">
                <text:p>0.941</text:p>
              </table:table-cell>
              <table:table-cell office:value-type="float" office:value="0.9704">
                <text:p>0.9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942">
                <text:p>0.942</text:p>
              </table:table-cell>
              <table:table-cell office:value-type="float" office:value="0.9692">
                <text:p>0.9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944">
                <text:p>0.94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945">
                <text:p>0.945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946">
                <text:p>0.946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947">
                <text:p>0.947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948">
                <text:p>0.948</text:p>
              </table:table-cell>
              <table:table-cell office:value-type="float" office:value="0.9644">
                <text:p>0.96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949">
                <text:p>0.949</text:p>
              </table:table-cell>
              <table:table-cell office:value-type="float" office:value="0.9636">
                <text:p>0.9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9497">
                <text:p>0.949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9503">
                <text:p>0.9503</text:p>
              </table:table-cell>
              <table:table-cell office:value-type="float" office:value="0.9624">
                <text:p>0.9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9509">
                <text:p>0.9509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9515">
                <text:p>0.9515</text:p>
              </table:table-cell>
              <table:table-cell office:value-type="float" office:value="0.9614">
                <text:p>0.9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952">
                <text:p>0.952</text:p>
              </table:table-cell>
              <table:table-cell office:value-type="float" office:value="0.9609">
                <text:p>0.9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9524">
                <text:p>0.9524</text:p>
              </table:table-cell>
              <table:table-cell office:value-type="float" office:value="0.9605">
                <text:p>0.9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9528">
                <text:p>0.9528</text:p>
              </table:table-cell>
              <table:table-cell office:value-type="float" office:value="0.9601">
                <text:p>0.9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9532">
                <text:p>0.9532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9535">
                <text:p>0.9535</text:p>
              </table:table-cell>
              <table:table-cell office:value-type="float" office:value="0.9595">
                <text:p>0.9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9538">
                <text:p>0.9538</text:p>
              </table:table-cell>
              <table:table-cell office:value-type="float" office:value="0.9592">
                <text:p>0.9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95407">
                <text:p>0.95407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9543">
                <text:p>0.9543</text:p>
              </table:table-cell>
              <table:table-cell office:value-type="float" office:value="0.9587">
                <text:p>0.9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9545">
                <text:p>0.9545</text:p>
              </table:table-cell>
              <table:table-cell office:value-type="float" office:value="0.9585">
                <text:p>0.9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